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c8725" officeooo:paragraph-rsid="001c8725"/>
    </style:style>
    <style:style style:name="P2" style:family="paragraph" style:parent-style-name="Standard">
      <style:text-properties officeooo:rsid="001c8725" officeooo:paragraph-rsid="00257b47"/>
    </style:style>
    <style:style style:name="P3" style:family="paragraph" style:parent-style-name="Standard">
      <style:text-properties style:text-underline-style="solid" style:text-underline-width="auto" style:text-underline-color="font-color" officeooo:rsid="001c8725" officeooo:paragraph-rsid="001defa6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8725" officeooo:paragraph-rsid="001c872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57b47" officeooo:paragraph-rsid="00257b47"/>
    </style:style>
    <style:style style:name="P6" style:family="paragraph" style:parent-style-name="Standard">
      <style:text-properties officeooo:paragraph-rsid="001defa6"/>
    </style:style>
    <style:style style:name="P7" style:family="paragraph" style:parent-style-name="Standard">
      <style:text-properties officeooo:rsid="0026f220" officeooo:paragraph-rsid="0026f220"/>
    </style:style>
    <style:style style:name="P8" style:family="paragraph" style:parent-style-name="Standard">
      <style:text-properties officeooo:rsid="00279f03" officeooo:paragraph-rsid="00279f03"/>
    </style:style>
    <style:style style:name="P9" style:family="paragraph" style:parent-style-name="Standard">
      <style:text-properties officeooo:rsid="002a1a24" officeooo:paragraph-rsid="002a1a24"/>
    </style:style>
    <style:style style:name="P10" style:family="paragraph" style:parent-style-name="Standard">
      <style:text-properties officeooo:rsid="002a1a24" officeooo:paragraph-rsid="002cc20f"/>
    </style:style>
    <style:style style:name="P11" style:family="paragraph" style:parent-style-name="Standard">
      <style:text-properties officeooo:rsid="002cc20f" officeooo:paragraph-rsid="002cc20f"/>
    </style:style>
    <style:style style:name="P12" style:family="paragraph" style:parent-style-name="Standard">
      <style:text-properties officeooo:rsid="002d48df" officeooo:paragraph-rsid="002d48df"/>
    </style:style>
    <style:style style:name="P13" style:family="paragraph" style:parent-style-name="Standard">
      <style:text-properties officeooo:rsid="002f7242" officeooo:paragraph-rsid="002f7242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5ec4" style:font-size-asian="18pt" style:font-weight-asian="bold" style:font-size-complex="18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c8725" officeooo:paragraph-rsid="001defa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c8725" officeooo:paragraph-rsid="00227e3a" style:font-weight-asian="bold" style:font-weight-complex="bold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 officeooo:rsid="001defa6" officeooo:paragraph-rsid="001defa6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officeooo:rsid="001defa6" officeooo:paragraph-rsid="00227e3a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 officeooo:rsid="00227e3a" officeooo:paragraph-rsid="00227e3a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 officeooo:rsid="00233dc4" officeooo:paragraph-rsid="00233dc4"/>
    </style:style>
    <style:style style:name="P21" style:family="paragraph" style:parent-style-name="Standard" style:list-style-name="L1">
      <style:text-properties officeooo:paragraph-rsid="001defa6"/>
    </style:style>
    <style:style style:name="P22" style:family="paragraph" style:parent-style-name="Standard" style:list-style-name="L1">
      <style:text-properties officeooo:paragraph-rsid="00227e3a"/>
    </style:style>
    <style:style style:name="P23" style:family="paragraph" style:parent-style-name="Standard" style:list-style-name="L1">
      <style:text-properties style:text-underline-style="none" officeooo:rsid="001c8725" officeooo:paragraph-rsid="001defa6"/>
    </style:style>
    <style:style style:name="P24" style:family="paragraph" style:parent-style-name="Standard" style:list-style-name="L1">
      <style:text-properties style:text-underline-style="none" officeooo:rsid="001c8725" officeooo:paragraph-rsid="00227e3a"/>
    </style:style>
    <style:style style:name="P25" style:family="paragraph" style:parent-style-name="Standard" style:list-style-name="L2">
      <style:text-properties style:text-underline-style="none" fo:font-weight="normal" officeooo:rsid="00257b47" officeooo:paragraph-rsid="00257b47" style:font-weight-asian="normal" style:font-weight-complex="normal"/>
    </style:style>
    <style:style style:name="P26" style:family="paragraph" style:parent-style-name="Standard" style:list-style-name="L13">
      <style:text-properties style:text-underline-style="none" officeooo:rsid="002b5b4d" officeooo:paragraph-rsid="00257b47"/>
    </style:style>
    <style:style style:name="P27" style:family="paragraph" style:parent-style-name="Standard" style:list-style-name="L3">
      <style:text-properties officeooo:rsid="0026f220" officeooo:paragraph-rsid="0026f220"/>
    </style:style>
    <style:style style:name="P28" style:family="paragraph" style:parent-style-name="Standard" style:list-style-name="L4">
      <style:text-properties officeooo:rsid="002a1a24" officeooo:paragraph-rsid="002cc20f"/>
    </style:style>
    <style:style style:name="P29" style:family="paragraph" style:parent-style-name="Standard" style:list-style-name="L5">
      <style:text-properties officeooo:rsid="002a1a24" officeooo:paragraph-rsid="002cc20f"/>
    </style:style>
    <style:style style:name="P30" style:family="paragraph" style:parent-style-name="Standard" style:list-style-name="L6">
      <style:text-properties officeooo:rsid="002d71cf" officeooo:paragraph-rsid="002d71cf"/>
    </style:style>
    <style:style style:name="P31" style:family="paragraph" style:parent-style-name="Standard" style:list-style-name="L14">
      <style:text-properties officeooo:rsid="002d71cf" officeooo:paragraph-rsid="002d71cf"/>
    </style:style>
    <style:style style:name="P32" style:family="paragraph" style:parent-style-name="Standard">
      <style:text-properties officeooo:rsid="002d71cf" officeooo:paragraph-rsid="002d71cf"/>
    </style:style>
    <style:style style:name="P33" style:family="paragraph" style:parent-style-name="Standard" style:list-style-name="L7">
      <style:text-properties officeooo:rsid="00279f03" officeooo:paragraph-rsid="00279f03"/>
    </style:style>
    <style:style style:name="P34" style:family="paragraph" style:parent-style-name="Standard" style:list-style-name="L11">
      <style:text-properties officeooo:rsid="00279f03" officeooo:paragraph-rsid="00279f03"/>
    </style:style>
    <style:style style:name="P35" style:family="paragraph" style:parent-style-name="Standard" style:list-style-name="L8">
      <style:text-properties officeooo:rsid="002cc20f" officeooo:paragraph-rsid="002cc20f"/>
    </style:style>
    <style:style style:name="P36" style:family="paragraph" style:parent-style-name="Standard" style:list-style-name="L11">
      <style:text-properties officeooo:rsid="002cc20f" officeooo:paragraph-rsid="002cc20f"/>
    </style:style>
    <style:style style:name="P37" style:family="paragraph" style:parent-style-name="Standard" style:list-style-name="L9">
      <style:text-properties officeooo:rsid="002d48df" officeooo:paragraph-rsid="002d48df"/>
    </style:style>
    <style:style style:name="P38" style:family="paragraph" style:parent-style-name="Standard" style:list-style-name="L12">
      <style:text-properties officeooo:rsid="002d48df" officeooo:paragraph-rsid="002d48df"/>
    </style:style>
    <style:style style:name="P39" style:family="paragraph" style:parent-style-name="Standard" style:list-style-name="L10">
      <style:text-properties officeooo:rsid="002f7242" officeooo:paragraph-rsid="002f7242"/>
    </style:style>
    <style:style style:name="P40" style:family="paragraph" style:parent-style-name="Standard" style:list-style-name="L13">
      <style:text-properties officeooo:paragraph-rsid="00257b47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text-properties style:text-underline-style="solid" style:text-underline-width="auto" style:text-underline-color="font-color" officeooo:rsid="001c8725" officeooo:paragraph-rsid="00227e3a"/>
    </style:style>
    <style:style style:name="T1" style:family="text">
      <style:text-properties officeooo:rsid="001def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efa6"/>
    </style:style>
    <style:style style:name="T4" style:family="text">
      <style:text-properties style:text-underline-style="solid" style:text-underline-width="auto" style:text-underline-color="font-color" fo:font-weight="bold" officeooo:rsid="001c872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efa6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defa6"/>
    </style:style>
    <style:style style:name="T8" style:family="text">
      <style:text-properties style:text-underline-style="none" officeooo:rsid="00227e3a"/>
    </style:style>
    <style:style style:name="T9" style:family="text">
      <style:text-properties style:text-underline-style="none" officeooo:rsid="00233dc4"/>
    </style:style>
    <style:style style:name="T10" style:family="text">
      <style:text-properties style:text-underline-style="none" officeooo:rsid="00257b47"/>
    </style:style>
    <style:style style:name="T11" style:family="text">
      <style:text-properties style:text-underline-style="none" officeooo:rsid="002b5b4d"/>
    </style:style>
    <style:style style:name="T12" style:family="text">
      <style:text-properties officeooo:rsid="002cc20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alyses des besoins</text:p>
      <text:p text:style-name="Standard"/>
      <text:p text:style-name="P6"><text:span text:style-name="T4">Person</text:span><text:span text:style-name="T5">a</text:span><text:span text:style-name="T4"> type :</text:span></text:p>
      <text:p text:style-name="P15"/>
      <text:list xml:id="list1882629128" text:style-name="L1">
        <text:list-item>
          <text:p text:style-name="P21"><text:span text:style-name="T3">Identité :</text:span><text:span text:style-name="T1"> </text:span><text:span text:style-name="T7">Kevin 15 ans</text:span></text:p>
          <text:p text:style-name="P23"/>
        </text:list-item>
        <text:list-item>
          <text:p text:style-name="P23"><text:span text:style-name="T3">Caractéristique :</text:span><text:span text:style-name="T1"> Kevin est passionné par lesjeux vidéos. Il utilise la plateforme en ligne ‘Steam’ pour acheter/ télécharger / jouer à des jeux. Il joue avec ses amis à différents jeux.</text:span><text:tab/></text:p>
          <text:p text:style-name="P23"/>
        </text:list-item>
        <text:list-item>
          <text:p text:style-name="P17">Objectifs :<text:span text:style-name="T6"> S’amuser et pouvoir se comparer aux autres. Il possède un certain ego et aime particulièrement se comparer aux autres.</text:span></text:p>
          <text:p text:style-name="P17"/>
        </text:list-item>
        <text:list-item>
          <text:p text:style-name="P41"><text:span text:style-name="T2">Scénarios :</text:span> <text:span text:style-name="T6"><text:s/>Il consulte le site afin de pouvoir se comparer à ses différents </text:span><text:span text:style-name="T7">amis qui a ajouté sur la plateforme. Il se compare aux autres et regarde ses points ‘faibles’</text:span><text:span text:style-name="T6"> <text:s/></text:span><text:span text:style-name="T7">afin de pouvoir être le meilleur.</text:span></text:p>
        </text:list-item>
      </text:list>
      <text:p text:style-name="P3"/>
      <text:p text:style-name="P16"/>
      <text:list xml:id="list152911313461223" text:continue-numbering="true" text:style-name="L1">
        <text:list-item>
          <text:p text:style-name="P22"><text:span text:style-name="T3">Identité :</text:span><text:span text:style-name="T1"> Lionel</text:span><text:span text:style-name="T7"> </text:span><text:span text:style-name="T8">27</text:span><text:span text:style-name="T7"> ans</text:span></text:p>
          <text:p text:style-name="P24"/>
        </text:list-item>
        <text:list-item>
          <text:p text:style-name="P24"><text:span text:style-name="T3">Caractéristique :</text:span><text:span text:style-name="T1"> Lionel est déjà dans la vie active. L’informatique a toujours été une passion pour lui. Il a malencontreusement pas beaucoup le temps de jouer. Il utilise aussi la plateforme Steam pour pouvoir jouer avec ses collègues de travail de temps à autres certains Week-end.</text:span><text:tab/></text:p>
          <text:p text:style-name="P24"/>
        </text:list-item>
        <text:list-item>
          <text:p text:style-name="P18">Objectifs :<text:span text:style-name="T6"> </text:span><text:span text:style-name="T8">Il aime profiter du moment partagé avec ses collègues et aime tout particulièrement</text:span></text:p>
          <text:p text:style-name="P19"><text:span text:style-name="T8">l</text:span><text:span text:style-name="T6">es petites anecdotes liés à sa passion.</text:span></text:p>
          <text:p text:style-name="P18"/>
        </text:list-item>
        <text:list-item>
          <text:p text:style-name="P42">Scénarios : <text:span text:style-name="T6"><text:s/>Il consulte le site afin de pouvoir </text:span><text:span text:style-name="T8">dénicher des informations intéressantes sur ses amis</text:span><text:span text:style-name="T7">.</text:span></text:p>
        </text:list-item>
      </text:list>
      <text:p text:style-name="P1"/>
      <text:p text:style-name="P1"><text:tab/></text:p>
      <text:p text:style-name="P16"/>
      <text:list xml:id="list152912174454083" text:continue-numbering="true" text:style-name="L1">
        <text:list-item>
          <text:p text:style-name="P22"><text:span text:style-name="T3">Identité :</text:span><text:span text:style-name="T1"> </text:span><text:span text:style-name="T8">Ophélie <text:s/></text:span><text:span text:style-name="T9">22</text:span><text:span text:style-name="T7"> ans</text:span></text:p>
          <text:p text:style-name="P24"/>
        </text:list-item>
        <text:list-item>
          <text:p text:style-name="P24"><text:span text:style-name="T3">Caractéristique :</text:span><text:span text:style-name="T1"> Ophélie n’est particulièrement attiré par les jeux vidéos mais son copain qui lui est passionné par les jeux de simulations lui a fait connaître sa passion. Elle joue rarement.</text:span><text:tab/></text:p>
          <text:p text:style-name="P24"/>
        </text:list-item>
        <text:list-item>
          <text:p text:style-name="P18">Objectifs :<text:span text:style-name="T6"> </text:span><text:span text:style-name="T9">Elle voudrait surveiller l’activité de son copain afin de savoir s’il ne passe pas ses soirées à jouer.</text:span></text:p>
          <text:p text:style-name="P20"/>
        </text:list-item>
        <text:list-item>
          <text:p text:style-name="P42">Scénarios : <text:span text:style-name="T6"><text:s/></text:span><text:span text:style-name="T9">Elle consulte le site une fois par semaine</text:span><text:span text:style-name="T8"> </text:span><text:span text:style-name="T9">afin de ‘monitorer’ l’activité de son copain </text:span><text:span text:style-name="T7">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Analyse des besoins via des entretiens :</text:p>
      <text:p text:style-name="P4"/>
      <text:p text:style-name="P4"/>
      <text:list xml:id="list2195673352" text:style-name="L2">
        <text:list-item>
          <text:p text:style-name="P25">Présentation de l’application via des maquettes</text:p>
        </text:list-item>
      </text:list>
      <text:p text:style-name="P1"/>
      <text:p text:style-name="P2"/>
      <text:p text:style-name="P5">Questions spécifiques :</text:p>
      <text:p text:style-name="P2"/>
      <text:p text:style-name="P7">A quelle fréquence utilisez vous la plateforme Steam ?</text:p>
      <text:p text:style-name="P7"/>
      <text:list xml:id="list455743625" text:style-name="L3">
        <text:list-item>
          <text:p text:style-name="P27">Souvent</text:p>
        </text:list-item>
        <text:list-item>
          <text:p text:style-name="P27">Fréquemment</text:p>
        </text:list-item>
        <text:list-item>
          <text:p text:style-name="P27">Rarement</text:p>
        </text:list-item>
        <text:list-item>
          <text:p text:style-name="P27">Jamais</text:p>
        </text:list-item>
      </text:list>
      <text:p text:style-name="P7"/>
      <text:p text:style-name="P10">Combien d’amis possédez vous ?</text:p>
      <text:p text:style-name="P10"/>
      <text:list xml:id="list3976297353" text:style-name="L4">
        <text:list-item>
          <text:p text:style-name="P28">200+</text:p>
        </text:list-item>
        <text:list-item>
          <text:p text:style-name="P28">100 - 200</text:p>
        </text:list-item>
      </text:list>
      <text:list xml:id="list1137455637" text:style-name="L5">
        <text:list-item>
          <text:p text:style-name="P29">40 - 100</text:p>
        </text:list-item>
        <text:list-item>
          <text:p text:style-name="P29">10 - 40</text:p>
        </text:list-item>
        <text:list-item>
          <text:p text:style-name="P29">0 – 10</text:p>
        </text:list-item>
      </text:list>
      <text:p text:style-name="P7"/>
      <text:p text:style-name="P32"><text:span text:style-name="T12">Lorsque vous jouez à un jeu, v</text:span>ous préférez jouer :</text:p>
      <text:list xml:id="list2152692012" text:style-name="L14">
        <text:list-item>
          <text:p text:style-name="P31">Tout seul</text:p>
        </text:list-item>
        <text:list-item>
          <text:p text:style-name="P31">En ligne avec des amis </text:p>
        </text:list-item>
        <text:list-item>
          <text:p text:style-name="P31">En ligne avec des inconnus </text:p>
        </text:list-item>
      </text:list>
      <text:p text:style-name="P8"/>
      <text:p text:style-name="P8"><text:span text:style-name="T12">A quelle fréquence c</text:span>onsultez vous le profil de vos amis ?</text:p>
      <text:p text:style-name="P8"/>
      <text:list xml:id="list2564239578" text:style-name="L8">
        <text:list-item>
          <text:p text:style-name="P35">Souvent</text:p>
        </text:list-item>
        <text:list-item>
          <text:p text:style-name="P35">Régulièrement</text:p>
        </text:list-item>
        <text:list-item>
          <text:p text:style-name="P35">Rarement</text:p>
        </text:list-item>
        <text:list-item>
          <text:p text:style-name="P35">Jamais</text:p>
        </text:list-item>
      </text:list>
      <text:p text:style-name="P11"/>
      <text:p text:style-name="P12">Pourquoi achetez vous un jeu ?</text:p>
      <text:p text:style-name="P12"/>
      <text:list xml:id="list1006403368" text:style-name="L9">
        <text:list-item>
          <text:p text:style-name="P37">Il vous plaît</text:p>
        </text:list-item>
        <text:list-item>
          <text:p text:style-name="P37">On vous l’a recommandé</text:p>
        </text:list-item>
        <text:list-item>
          <text:p text:style-name="P37">Il est en promotion </text:p>
        </text:list-item>
      </text:list>
      <text:p text:style-name="P8"/>
      <text:p text:style-name="P13"/>
      <text:p text:style-name="P13">Si vous devez consultez l’application comment le feriez vous ?</text:p>
      <text:list xml:id="list1582923706" text:style-name="L10">
        <text:list-item>
          <text:p text:style-name="P39">Sur une plateforme mobile</text:p>
        </text:list-item>
        <text:list-item>
          <text:p text:style-name="P39">Sur un ordinateur</text:p>
        </text:list-item>
      </text:list>
      <text:p text:style-name="P8"/>
      <text:p text:style-name="P8">Êtes vous intéressé par les activités de vos différents amis ?</text:p>
      <text:p text:style-name="P7"><text:soft-page-break/></text:p>
      <text:list xml:id="list3489855297" text:style-name="L11">
        <text:list-item>
          <text:p text:style-name="P34">Oui</text:p>
        </text:list-item>
        <text:list-item>
          <text:p text:style-name="P36">Cela dépend</text:p>
        </text:list-item>
        <text:list-item>
          <text:p text:style-name="P34">Non</text:p>
        </text:list-item>
      </text:list>
      <text:p text:style-name="P8"/>
      <text:p text:style-name="P8">S<text:span text:style-name="T12">i vous disposiez d’un outil de comparaison avec vos amis que compareriez vous</text:span> ?</text:p>
      <text:p text:style-name="P8"/>
      <text:list xml:id="list572867063" text:style-name="L12">
        <text:list-item>
          <text:p text:style-name="P38">Le temps de jeu</text:p>
        </text:list-item>
        <text:list-item>
          <text:p text:style-name="P38">Les statistiques</text:p>
        </text:list-item>
        <text:list-item>
          <text:p text:style-name="P38">Le nombre de jeu</text:p>
        </text:list-item>
        <text:list-item>
          <text:p text:style-name="P38">Le nombre d’amis</text:p>
        </text:list-item>
      </text:list>
      <text:p text:style-name="P8"/>
      <text:p text:style-name="P9"/>
      <text:p text:style-name="P9"/>
      <text:p text:style-name="P7"/>
      <text:p text:style-name="P2"/>
      <text:p text:style-name="P5">Questions ouvertes :</text:p>
      <text:p text:style-name="P5"/>
      <text:list xml:id="list506302771" text:style-name="L13">
        <text:list-item>
          <text:p text:style-name="P40"><text:span text:style-name="T10">Quelles informations souhaiteriez vous pouvoir disposer </text:span><text:span text:style-name="T11">sur vos amis ?</text:span></text:p>
          <text:p text:style-name="P26"/>
        </text:list-item>
        <text:list-item>
          <text:p text:style-name="P26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3:46:23.323599933</meta:creation-date>
    <dc:date>2018-03-15T15:29:10.974056184</dc:date>
    <meta:editing-duration>PT59M13S</meta:editing-duration>
    <meta:editing-cycles>16</meta:editing-cycles>
    <meta:generator>LibreOffice/6.0.1.1$Linux_X86_64 LibreOffice_project/00m0$Build-1</meta:generator>
    <meta:document-statistic meta:table-count="0" meta:image-count="0" meta:object-count="0" meta:page-count="3" meta:paragraph-count="68" meta:word-count="489" meta:character-count="2580" meta:non-whitespace-character-count="2188"/>
  </office:meta>
</office:document-meta>
</file>